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a33e" officeooo:paragraph-rsid="0011a33e"/>
    </style:style>
    <style:style style:name="P2" style:family="paragraph" style:parent-style-name="Standard" style:list-style-name="L1">
      <style:text-properties officeooo:rsid="0011a33e" officeooo:paragraph-rsid="0011a33e"/>
    </style:style>
    <style:style style:name="P3" style:family="paragraph" style:parent-style-name="Standard">
      <style:text-properties officeooo:rsid="0011a33e" officeooo:paragraph-rsid="00197e4f"/>
    </style:style>
    <style:style style:name="P4" style:family="paragraph" style:parent-style-name="Standard">
      <style:text-properties officeooo:rsid="00120e60" officeooo:paragraph-rsid="00120e60"/>
    </style:style>
    <style:style style:name="P5" style:family="paragraph" style:parent-style-name="Standard" style:list-style-name="L3">
      <style:text-properties officeooo:rsid="00120e60" officeooo:paragraph-rsid="00120e60"/>
    </style:style>
    <style:style style:name="P6" style:family="paragraph" style:parent-style-name="Standard" style:list-style-name="L2">
      <style:text-properties officeooo:paragraph-rsid="00120e60"/>
    </style:style>
    <style:style style:name="P7" style:family="paragraph" style:parent-style-name="Standard">
      <style:text-properties officeooo:rsid="0013b41d" officeooo:paragraph-rsid="0013b41d"/>
    </style:style>
    <style:style style:name="P8" style:family="paragraph" style:parent-style-name="Standard" style:list-style-name="L6">
      <style:text-properties officeooo:rsid="0013b41d" officeooo:paragraph-rsid="0013b41d"/>
    </style:style>
    <style:style style:name="P9" style:family="paragraph" style:parent-style-name="Standard">
      <style:text-properties officeooo:rsid="0013b41d" officeooo:paragraph-rsid="00197e4f"/>
    </style:style>
    <style:style style:name="P10" style:family="paragraph" style:parent-style-name="Standard">
      <style:text-properties officeooo:rsid="0013b41d" officeooo:paragraph-rsid="001b13e2"/>
    </style:style>
    <style:style style:name="P11" style:family="paragraph" style:parent-style-name="Standard">
      <style:text-properties fo:font-weight="bold" officeooo:rsid="00120e60" officeooo:paragraph-rsid="00120e60" style:font-weight-asian="bold" style:font-weight-complex="bold"/>
    </style:style>
    <style:style style:name="P12" style:family="paragraph" style:parent-style-name="Standard">
      <style:text-properties fo:font-weight="bold" officeooo:rsid="0011a33e" officeooo:paragraph-rsid="00120e60" style:font-weight-asian="bold" style:font-weight-complex="bold"/>
    </style:style>
    <style:style style:name="P13" style:family="paragraph" style:parent-style-name="Standard">
      <style:text-properties fo:font-weight="normal" officeooo:rsid="0016d5c9" officeooo:paragraph-rsid="0016d5c9" style:font-weight-asian="normal" style:font-weight-complex="normal"/>
    </style:style>
    <style:style style:name="P14" style:family="paragraph" style:parent-style-name="Standard" style:list-style-name="L3">
      <style:text-properties officeooo:rsid="001769c3" officeooo:paragraph-rsid="001769c3"/>
    </style:style>
    <style:style style:name="P15" style:family="paragraph" style:parent-style-name="Standard" style:list-style-name="L3">
      <style:text-properties officeooo:rsid="001769c3" officeooo:paragraph-rsid="001b13e2"/>
    </style:style>
    <style:style style:name="P16" style:family="paragraph" style:parent-style-name="Standard">
      <style:text-properties officeooo:rsid="001769c3" officeooo:paragraph-rsid="001769c3"/>
    </style:style>
    <style:style style:name="P1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paragraph-rsid="00202019"/>
    </style:style>
    <style:style style:name="P1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202019" officeooo:paragraph-rsid="00202019"/>
    </style:style>
    <style:style style:name="P19" style:family="paragraph" style:parent-style-name="Standard">
      <style:text-properties officeooo:paragraph-rsid="00202019"/>
    </style:style>
    <style:style style:name="T1" style:family="text">
      <style:text-properties officeooo:rsid="0011a33e"/>
    </style:style>
    <style:style style:name="T2" style:family="text">
      <style:text-properties officeooo:rsid="00120e60"/>
    </style:style>
    <style:style style:name="T3" style:family="text">
      <style:text-properties officeooo:rsid="0018b440"/>
    </style:style>
    <style:style style:name="T4" style:family="text">
      <style:text-properties officeooo:rsid="00197e4f"/>
    </style:style>
    <style:style style:name="T5" style:family="text">
      <style:text-properties officeooo:rsid="001b13e2"/>
    </style:style>
    <style:style style:name="T6" style:family="text">
      <style:text-properties officeooo:rsid="001cde9d"/>
    </style:style>
    <style:style style:name="T7" style:family="text">
      <style:text-properties officeooo:rsid="00202019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style:text-line-through-style="none" style:text-line-through-type="none" style:font-name="Arial" fo:font-size="11pt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7">Projekt nr 33: </text:span><text:bookmark text:name="docs-internal-guid-28a61f54-6f1d-10a2-a9a5-de9e16b6359b"/><text:span text:style-name="T8">Klasyfikacja danych 3D za pomocą sieci MLP (zbiór sfery). </text:span></text:p>
      <text:p text:style-name="P17"><text:span text:style-name="T9">Sieci neuronowe w zastosowaniach biomedycznych</text:span></text:p>
      <text:p text:style-name="P17"><text:span text:style-name="T8"/></text:p>
      <text:p text:style-name="P18"><text:span text:style-name="T9">Katarzyna Szmulewicz</text:span></text:p>
      <text:p text:style-name="P18"><text:span text:style-name="T9">Jakub Buraczyk</text:span></text:p>
      <text:p text:style-name="P18"><text:span text:style-name="T9"/></text:p>
      <text:p text:style-name="P18"><text:span text:style-name="T9">Etap 3</text:span></text:p>
      <text:p text:style-name="P19"><text:span text:style-name="T8"/></text:p>
      <text:p text:style-name="P4"/>
      <text:p text:style-name="P4"/>
      <text:p text:style-name="P4">Momentum = 0.7</text:p>
      <text:p text:style-name="P4">Max_error = 0.1</text:p>
      <text:p text:style-name="P4"/>
      <text:p text:style-name="P12">Część pierwsza:</text:p>
      <text:list xml:id="list3924401464" text:style-name="L2">
        <text:list-item>
          <text:p text:style-name="P6"><text:span text:style-name="T1">Learning rate = 0.01</text:span></text:p>
        </text:list-item>
      </text:list>
      <text:p text:style-name="P4">Liczba iteracji do osiągnięcia założonego poziomu błędu: 65</text:p>
      <text:p text:style-name="P4"/>
      <text:p text:style-name="P4"/>
      <text:p text:style-name="P1"/>
      <text:list xml:id="list3956254146" text:style-name="L1">
        <text:list-item>
          <text:p text:style-name="P2">Learning rate = 0.05</text:p>
        </text:list-item>
      </text:list>
      <text:p text:style-name="P4">Liczba iteracji do osiągnięcia założonego poziomu błędu: 16</text:p>
      <text:p text:style-name="P4"/>
      <text:p text:style-name="P4"/>
      <text:p text:style-name="P4"/>
      <text:list xml:id="list200518745809288" text:continue-numbering="true" text:style-name="L1">
        <text:list-item>
          <text:p text:style-name="P2">Learning rate = 0.1</text:p>
        </text:list-item>
      </text:list>
      <text:p text:style-name="P4">Liczba iteracji do osiągnięcia założonego poziomu błędu: 9</text:p>
      <text:p text:style-name="P4"/>
      <text:p text:style-name="P4"/>
      <text:list xml:id="list1787360216" text:style-name="L6">
        <text:list-item>
          <text:p text:style-name="P8">Learning rate = 0.2</text:p>
        </text:list-item>
      </text:list>
      <text:p text:style-name="P7">Liczba iteracji do osiągnięcia założonego poziomu bł<text:span text:style-name="T4">ę</text:span>du: 6</text:p>
      <text:p text:style-name="P7"/>
      <text:p text:style-name="P4"/>
      <text:p text:style-name="P4"/>
      <text:p text:style-name="P11">Część druga:</text:p>
      <text:p text:style-name="P13">Learning rate = 0.01</text:p>
      <text:list xml:id="list1399123360" text:style-name="L3">
        <text:list-item>
          <text:p text:style-name="P5">Liczba neuronów ukrytych = <text:span text:style-name="T3">4</text:span></text:p>
        </text:list-item>
      </text:list>
      <text:p text:style-name="P10">Liczba iteracji do osiągnięcia założonego poziomu bł<text:span text:style-name="T4">ę</text:span>du: <text:span text:style-name="T2">65</text:span></text:p>
      <text:p text:style-name="P9"/>
      <text:p text:style-name="P4"/>
      <text:list xml:id="list200519469517873" text:continue-numbering="true" text:style-name="L3">
        <text:list-item>
          <text:p text:style-name="P14">Liczba neuronów ukrytych = <text:span text:style-name="T3">6</text:span></text:p>
        </text:list-item>
      </text:list>
      <text:p text:style-name="P9">Liczba iteracji do osiągnięcia założonego poziomu bł<text:span text:style-name="T4">ę</text:span>du: <text:span text:style-name="T5">47</text:span></text:p>
      <text:p text:style-name="P9"/>
      <text:p text:style-name="P16"/>
      <text:list xml:id="list200519108652297" text:continue-numbering="true" text:style-name="L3">
        <text:list-item>
          <text:p text:style-name="P14">Liczba neuronów ukrytych = <text:span text:style-name="T3">8</text:span></text:p>
        </text:list-item>
      </text:list>
      <text:p text:style-name="P9">Liczba iteracji do osiągnięcia założonego poziomu bł<text:span text:style-name="T4">ę</text:span>du: <text:span text:style-name="T5">42</text:span></text:p>
      <text:p text:style-name="P9"/>
      <text:p text:style-name="P3"/>
      <text:list xml:id="list200518161076277" text:continue-numbering="true" text:style-name="L3">
        <text:list-item>
          <text:p text:style-name="P15">Liczba neuronów ukrytych = <text:span text:style-name="T5">10</text:span></text:p>
        </text:list-item>
      </text:list>
      <text:p text:style-name="P10">Liczba iteracji do osiągnięcia założonego poziomu bł<text:span text:style-name="T4">ę</text:span>du: <text:span text:style-name="T6">3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46:57.384482958</meta:creation-date>
    <dc:date>2017-06-03T20:05:17.802551211</dc:date>
    <meta:editing-duration>PT1H18M21S</meta:editing-duration>
    <meta:editing-cycles>12</meta:editing-cycles>
    <meta:generator>LibreOffice/5.3.3.2$Linux_X86_64 LibreOffice_project/30m0$Build-2</meta:generator>
    <meta:document-statistic meta:table-count="0" meta:image-count="0" meta:object-count="0" meta:page-count="1" meta:paragraph-count="26" meta:word-count="145" meta:character-count="904" meta:non-whitespace-character-count="792"/>
  </office:meta>
</office:document-meta>
</file>